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0bcb3e" officeooo:paragraph-rsid="000bcb3e"/>
    </style:style>
    <style:style style:name="P2" style:family="paragraph" style:parent-style-name="Text_20_body"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00bcb3e" officeooo:paragraph-rsid="000bcb3e" style:text-blinking="false" fo:background-color="transparent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ndu BE Réseau TP1</text:p>
      <text:p text:style-name="P1"/>
      <text:p text:style-name="P1">Nous avons besoin d’un protocole plus évolué que TCP parce que parfois la vidéo freeze.</text:p>
      <text:p text:style-name="P1"/>
      <text:p text:style-name="P2"><text:bookmark text:name="docs-internal-guid-bfac7f6b-7fff-db4d-ebf8-f5c5ec2cccd9"/>démontrer le besoin d’un protocole plus évolué que TCP pour transporter la vidéo dans de bonnes conditions : des fois ça freeze, puis ça repart, la transmission vidéo n’est pas fluide donc il faut implémenter notre propre protocole pour permettre un transport dans de bonnes conditions. Merci bouquetin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16T16:08:04.476561807</meta:creation-date>
    <meta:generator>LibreOffice/6.0.7.3$Linux_X86_64 LibreOffice_project/00m0$Build-3</meta:generator>
    <dc:date>2021-03-16T18:16:33.476216193</dc:date>
    <meta:editing-duration>PT1H57M16S</meta:editing-duration>
    <meta:editing-cycles>1</meta:editing-cycles>
    <meta:document-statistic meta:table-count="0" meta:image-count="0" meta:object-count="0" meta:page-count="1" meta:paragraph-count="3" meta:word-count="67" meta:character-count="409" meta:non-whitespace-character-count="345"/>
  </office:meta>
</office:document-meta>
</file>